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1-title">
      <style:graphic-properties fo:min-height="2.413cm"/>
    </style:style>
    <style:style style:name="pr4" style:family="presentation" style:parent-style-name="Midnightblue1-outline1">
      <style:graphic-properties fo:min-height="5.25cm"/>
    </style:style>
    <style:style style:name="pr5" style:family="presentation" style:parent-style-name="Midnightblue1-notes">
      <style:graphic-properties draw:fill-color="#ffffff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color="#1c1c1c" fo:font-weight="normal" style:font-weight-asian="normal" style:font-weight-complex="normal"/>
    </style:style>
    <style:style style:name="T1" style:family="text">
      <style:text-properties fo:color="#1c1c1c" fo:font-weight="normal" style:font-weight-asian="normal" style:font-weight-complex="normal"/>
    </style:style>
    <style:style style:name="T2" style:family="text">
      <style:text-properties fo:color="#1c1c1c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Le développement we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1">
        <office:forms form:automatic-focus="false" form:apply-design-mode="false"/>
        <draw:frame presentation:style-name="pr3" draw:layer="layout" svg:width="26cm" svg:height="2.663cm" svg:x="1cm" svg:y="10.5cm" presentation:class="title">
          <draw:text-box>
            <text:p>Membres du groupe</text:p>
          </draw:text-box>
        </draw:frame>
        <draw:frame presentation:style-name="pr4" draw:layer="layout" svg:width="26cm" svg:height="5.5cm" svg:x="1cm" svg:y="14.5cm" presentation:class="outline">
          <draw:text-box>
            <text:list text:style-name="L2">
              <text:list-item>
                <text:p>Bandé SANKARE</text:p>
              </text:list-item>
              <text:list-item>
                <text:p>Pape Massar SOW</text:p>
              </text:list-item>
              <text:list-item>
                <text:p>Mariam BASSE</text:p>
              </text:list-item>
              <text:list-item>
                <text:p>Boylil GUEY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Plan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1">Compétences d'un développeur web</text:span></text:p>
              </text:list-item>
            </text:list>
            <text:list text:style-name="L4">
              <text:list-item>
                <text:p><text:span text:style-name="T1">Les types de développeur web</text:span></text:p>
              </text:list-item>
              <text:list-item>
                <text:p><text:span text:style-name="T1">Les technologies utilisées par les développeurs web</text:span></text:p>
              </text:list-item>
              <text:list-item>
                <text:p><text:span text:style-name="T1">Les types d'application web</text:span></text:p>
              </text:list-item>
              <text:list-item>
                <text:p><text:span text:style-name="T1">Les outils de développ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c’est quoi un développeur web et ses compétences ?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4">
              <text:list-header>
                <text:p><text:span text:style-name="T1">Le développeur web est un informaticien qui a pour mission de réaliser de A à Z un site internet.</text:span></text:p>
              </text:list-header>
              <text:list-item>
                <text:p><text:span text:style-name="T1">La maîtrise des langage de programmation web</text:span></text:p>
              </text:list-item>
              <text:list-item>
                <text:p><text:span text:style-name="T1">l’analyse </text:span></text:p>
              </text:list-item>
              <text:list-item>
                <text:p><text:span text:style-name="T1">La curiosité envi créativité et patience</text:span></text:p>
              </text:list-item>
              <text:list-item>
                <text:p><text:span text:style-name="T1">La rigueur et la pertinence</text:span></text:p>
              </text:list-item>
              <text:list-item>
                <text:p><text:span text:style-name="T1">l’adaptation et l’abnég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Les types de développeur web</text:p>
          </draw:text-box>
        </draw:frame>
        <draw:frame presentation:style-name="pr7" draw:text-style-name="P2" draw:layer="layout" svg:width="26cm" svg:height="14cm" svg:x="1cm" svg:y="5.5cm" presentation:class="outline">
          <draw:text-box>
            <text:list text:style-name="L3">
              <text:list-item>
                <text:p><text:span text:style-name="T2">Développeur d’application frontal (front-end)</text:span></text:p>
              </text:list-item>
            </text:list>
            <text:list text:style-name="L4">
              <text:list-header>
                <text:p><text:span text:style-name="T1">il code les éléments avec lesquels les utilisateurs interagissent. il développent l’interface utilisateur et programme les éléments visuels.</text:span></text:p>
              </text:list-header>
              <text:list-item>
                <text:p><text:span text:style-name="T2">Développeur d’application interne (back-end)</text:span></text:p>
                <text:p><text:span text:style-name="T1">il gère le code du coté serveur des sites web, c’est-à-dire le logiciel que les utilisateurs ne voient pas.</text:span></text:p>
              </text:list-item>
              <text:list-item>
                <text:p><text:span text:style-name="T2">Développeur d’application complet <text:s/>(full-stack)</text:span></text:p>
                <text:p><text:span text:style-name="T1">c’est un tout-en-un des développeurs; il maîtrise autant des applications internes que des applications frontales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Les technologies utilisées par les développeurs web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item>
                <text:p><text:span text:style-name="T1">Système de gestion de contenu:</text:span></text:p>
              </text:list-item>
            </text:list>
            <text:list text:style-name="L4">
              <text:list-header>
                <text:p><text:span text:style-name="T1">Dans la catégorie des CMS nous avons : WordPress.</text:span></text:p>
              </text:list-header>
              <text:list-item>
                <text:p><text:span text:style-name="T1"><text:s/></text:span><text:span text:style-name="T1">Langage de programmation côté serveur et client: </text:span></text:p>
                <text:p><text:span text:style-name="T1">PHP,JavaScript, HTML</text:span></text:p>
              </text:list-item>
              <text:list-item>
                <text:p><text:span text:style-name="T1">Bibliothèques JavaScript:</text:span></text:p>
                <text:p><text:span text:style-name="T1">En ce qui concerne les bibliothèques JavaScript, nous pouvons citer Bootstrap ;JQuery</text:span></text:p>
              </text:list-item>
              <text:list-item>
                <text:p><text:span text:style-name="T1"><text:s/></text:span><text:span text:style-name="T1">Outil d'analyse du trafic:</text:span></text:p>
                <text:p><text:span text:style-name="T1">Google Analytics, Yandex.Metrika et WordPress Jetpack.</text:span></text:p>
              </text:list-item>
              <text:list-item>
                <text:p><text:span text:style-name="T1"><text:s/></text:span><text:span text:style-name="T1">Serveur Web:</text:span></text:p>
                <text:p><text:span text:style-name="T1">Node.js Tomcat; Apache</text:span></text:p>
              </text:list-item>
              <text:list-item>
                <text:p><text:span text:style-name="T1">Système d'exploitation:</text:span></text:p>
                <text:p><text:span text:style-name="T1">Ubuntu,Windows…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Les types d'application web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4">
              <text:list-header>
                <text:p><text:span text:style-name="T1">Application web statique</text:span></text:p>
                <text:p><text:span text:style-name="T1">Web application dynamique</text:span></text:p>
                <text:p><text:span text:style-name="T1">Web application de type e-shop ou e-commerce</text:span></text:p>
                <text:p><text:span text:style-name="T1">Application web portail</text:span></text:p>
                <text:p><text:span text:style-name="T1">Application web animée</text:span></text:p>
                <text:p><text:span text:style-name="T1">Application web de type « content manager »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Les outils de développement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4">
              <text:list-header>
                <text:p><text:span text:style-name="T1">Éditeur de texte</text:span></text:p>
                <text:p><text:span text:style-name="T1">Serveur</text:span></text:p>
                <text:p><text:span text:style-name="T1">Langage de programmation</text:span></text:p>
                <text:p><text:span text:style-name="T1">navigateur</text:span></text:p>
                <text:p><text:span text:style-name="T1">CMS</text:span></text:p>
                <text:p><text:span text:style-name="T1">Framewor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1:03:14.628520811</meta:creation-date>
    <meta:editing-duration>PT42M20S</meta:editing-duration>
    <meta:editing-cycles>6</meta:editing-cycles>
    <meta:generator>LibreOffice/5.4.5.1$Linux_X86_64 LibreOffice_project/40m0$Build-1</meta:generator>
    <dc:date>2018-04-03T10:01:48.673672730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